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ont Awesome 5 Free Solid1" svg:font-family="'Font Awesome 5 Free Solid'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Font Awesome 5 Free Solid" svg:font-family="'Font Awesome 5 Free Soli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328cm"/>
    </style:style>
    <style:style style:name="gr2" style:family="graphic" style:parent-style-name="standard">
      <style:graphic-properties svg:stroke-width="0.081cm" svg:stroke-color="#000000" draw:marker-start-width="0.321cm" draw:marker-end-width="0.321cm" draw:fill="none" draw:fill-color="#729fcf" draw:textarea-horizontal-align="justify" draw:textarea-vertical-align="middle" draw:auto-grow-height="false" fo:min-height="3.526cm" fo:min-width="13.436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fo:min-height="3.56cm"/>
    </style:style>
    <style:style style:name="gr4" style:family="graphic" style:parent-style-name="standard">
      <style:graphic-properties draw:stroke="none" svg:stroke-color="#000000" draw:fill="none" draw:fill-color="#ffffff" fo:min-height="3.687cm"/>
    </style:style>
    <style:style style:name="gr5" style:family="graphic" style:parent-style-name="standard">
      <style:graphic-properties draw:stroke="none" svg:stroke-color="#000000" draw:fill="none" draw:fill-color="#ffffff" fo:min-height="3.856cm"/>
    </style:style>
    <style:style style:name="gr6" style:family="graphic" style:parent-style-name="objectwithoutfill">
      <style:graphic-properties draw:stroke="solid" svg:stroke-width="0.081cm" svg:stroke-color="#000000" draw:marker-start="Arrow" draw:marker-start-width="0.321cm" draw:marker-end="Arrow" draw:marker-end-width="0.321cm" draw:fill="solid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000000" draw:marker-start="Arrow" draw:marker-start-width="0.321cm" draw:marker-end="Arrow" draw:marker-end-width="0.321cm" draw:fill="solid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="" draw:marker-start-width="0.321cm" draw:marker-end="Arrow" draw:marker-end-width="0.321cm" draw:fill="solid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fo:min-height="4.039cm"/>
    </style:style>
    <style:style style:name="gr10" style:family="graphic" style:parent-style-name="standard">
      <style:graphic-properties draw:stroke="none" svg:stroke-color="#000000" draw:fill="none" draw:fill-color="#ffffff" fo:min-height="4.567cm"/>
    </style:style>
    <style:style style:name="gr11" style:family="graphic" style:parent-style-name="objectwithoutfill">
      <style:graphic-properties svg:stroke-width="0.081cm" svg:stroke-color="#000000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0000" draw:marker-start-width="0.321cm" draw:marker-end-width="0.321cm" draw:fill="none" draw:fill-color="#729fcf" draw:textarea-horizontal-align="justify" draw:textarea-vertical-align="middle" draw:auto-grow-height="false" fo:min-height="5.812cm" fo:min-width="2.006cm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style:font-name="Font Awesome 5 Free Solid1" fo:font-size="54pt" style:font-name-asian="Font Awesome 5 Free Solid1" style:font-size-asian="54pt" style:font-name-complex="Font Awesome 5 Free Solid1" style:font-size-complex="5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Font Awesome 5 Free Solid1" fo:font-size="54pt" fo:font-style="normal" fo:text-shadow="none" style:text-underline-style="none" fo:font-weight="normal" style:letter-kerning="true" style:font-name-asian="Font Awesome 5 Free Solid1" style:font-size-asian="54pt" style:font-style-asian="normal" style:font-weight-asian="normal" style:font-name-complex="Font Awesome 5 Free Solid1" style:font-size-complex="5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-33% 58%" style:font-name="Font Awesome 5 Free Solid1" fo:font-size="54pt" style:font-name-asian="Font Awesome 5 Free Solid1" style:font-size-asian="54pt" style:font-name-complex="Font Awesome 5 Free Solid1" style:font-size-complex="54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Font Awesome 5 Free Solid1" fo:font-size="54pt" fo:font-style="normal" fo:text-shadow="none" style:text-underline-style="none" fo:font-weight="normal" style:letter-kerning="true" style:font-name-asian="Font Awesome 5 Free Solid1" style:font-size-asian="54pt" style:font-style-asian="normal" style:font-weight-asian="normal" style:font-name-complex="Font Awesome 5 Free Solid1" style:font-size-complex="5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937cm" svg:height="3.578cm" svg:x="5.745cm" svg:y="1cm">
          <draw:text-box>
            <text:p text:style-name="P1"><text:span text:style-name="T1"><text:s/></text:span></text:p>
            <text:p text:style-name="P1">Contract Maker</text:p>
          </draw:text-box>
        </draw:frame>
        <draw:custom-shape draw:style-name="gr2" draw:text-style-name="P3" draw:layer="layout" svg:width="13.97cm" svg:height="3.81cm" svg:x="1.3cm" svg:y="8.02cm">
          <text:p text:style-name="P1">Google Pub/Sub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81cm" svg:height="3.81cm" svg:x="1.218cm" svg:y="1cm">
          <draw:text-box>
            <text:p text:style-name="P1"><text:span text:style-name="T1"></text:span></text:p>
            <text:p text:style-name="P1">Contract Scheduler</text:p>
          </draw:text-box>
        </draw:frame>
        <draw:frame draw:style-name="gr4" draw:text-style-name="P2" draw:layer="layout" svg:width="3.937cm" svg:height="3.937cm" svg:x="5.8cm" svg:y="15.64cm">
          <draw:text-box>
            <text:p text:style-name="P1"><text:span text:style-name="T1"></text:span></text:p>
            <text:p text:style-name="P1">Vehicle</text:p>
            <text:p text:style-name="P1">Localization</text:p>
          </draw:text-box>
        </draw:frame>
        <draw:frame draw:style-name="gr5" draw:text-style-name="P2" draw:layer="layout" svg:width="3.81cm" svg:height="4.106cm" svg:x="14.232cm" svg:y="11.703cm">
          <draw:text-box>
            <text:p text:style-name="P1"><text:span text:style-name="T2"></text:span><text:span text:style-name="T3"></text:span></text:p>
            <text:p text:style-name="P1">Contract Dispatcher</text:p>
          </draw:text-box>
        </draw:frame>
        <draw:frame draw:style-name="gr3" draw:text-style-name="P2" draw:layer="layout" svg:width="3.57cm" svg:height="3.81cm" svg:x="23.43cm" svg:y="8.62cm">
          <draw:text-box>
            <text:p text:style-name="P1"><text:span text:style-name="T1"></text:span></text:p>
            <text:p text:style-name="P1">Driver</text:p>
            <text:p text:style-name="P1">App</text:p>
          </draw:text-box>
        </draw:frame>
        <draw:line draw:style-name="gr6" draw:text-style-name="P4" draw:layer="layout" svg:x1="7.65cm" svg:y1="7.985cm" svg:x2="7.65cm" svg:y2="4.81cm">
          <text:p/>
        </draw:line>
        <draw:line draw:style-name="gr7" draw:text-style-name="P4" draw:layer="layout" svg:x1="3.205cm" svg:y1="7.985cm" svg:x2="3.205cm" svg:y2="4.801cm">
          <text:p/>
        </draw:line>
        <draw:line draw:style-name="gr7" draw:text-style-name="P4" draw:layer="layout" svg:x1="7.705cm" svg:y1="11.83cm" svg:x2="7.705cm" svg:y2="15.601cm">
          <text:p/>
        </draw:line>
        <draw:line draw:style-name="gr8" draw:text-style-name="P4" draw:layer="layout" svg:x1="12.581cm" svg:y1="13.989cm" svg:x2="14.74cm" svg:y2="13.989cm">
          <text:p/>
        </draw:line>
        <draw:line draw:style-name="gr8" draw:text-style-name="P4" draw:layer="layout" svg:x1="25.308cm" svg:y1="15.64cm" svg:x2="25.257cm" svg:y2="12.557cm">
          <text:p/>
        </draw:line>
        <draw:line draw:style-name="gr8" draw:text-style-name="P4" draw:layer="layout" svg:x1="23.779cm" svg:y1="9.925cm" svg:x2="15.27cm" svg:y2="9.99cm">
          <text:p/>
        </draw:line>
        <draw:frame draw:style-name="gr9" draw:text-style-name="P2" draw:layer="layout" svg:width="4.572cm" svg:height="4.289cm" svg:x="0.864cm" svg:y="15.64cm">
          <draw:text-box>
            <text:p text:style-name="P1"><text:span text:style-name="T1"></text:span></text:p>
            <text:p text:style-name="P1">Map Preprocessing</text:p>
          </draw:text-box>
        </draw:frame>
        <draw:line draw:style-name="gr7" draw:text-style-name="P4" draw:layer="layout" svg:x1="3.205cm" svg:y1="11.831cm" svg:x2="3.205cm" svg:y2="15.602cm">
          <text:p/>
        </draw:line>
        <draw:frame draw:style-name="gr10" draw:text-style-name="P2" draw:layer="layout" svg:width="4.826cm" svg:height="4.817cm" svg:x="13.724cm" svg:y="15.894cm">
          <draw:text-box>
            <text:p text:style-name="P1"><text:span text:style-name="T2"></text:span><text:span text:style-name="T4"></text:span></text:p>
            <text:p text:style-name="P1">Localization Dispatcher</text:p>
          </draw:text-box>
        </draw:frame>
        <draw:line draw:style-name="gr11" draw:text-style-name="P4" draw:layer="layout" svg:x1="12.581cm" svg:y1="13.989cm" svg:x2="12.581cm" svg:y2="11.83cm">
          <text:p/>
        </draw:line>
        <draw:line draw:style-name="gr8" draw:text-style-name="P4" draw:layer="layout" svg:x1="11.761cm" svg:y1="18.05cm" svg:x2="14.74cm" svg:y2="18.053cm">
          <text:p/>
        </draw:line>
        <draw:line draw:style-name="gr11" draw:text-style-name="P4" draw:layer="layout" svg:x1="11.761cm" svg:y1="18.053cm" svg:x2="11.761cm" svg:y2="11.891cm">
          <text:p/>
        </draw:line>
        <draw:custom-shape draw:style-name="gr12" draw:text-style-name="P3" draw:layer="layout" svg:width="2.54cm" svg:height="6.096cm" svg:x="19.739cm" svg:y="12.592cm">
          <text:p text:style-name="P1">Pusher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7.84cm" svg:y1="14.025cm" svg:x2="19.745cm" svg:y2="14.025cm">
          <text:p/>
        </draw:line>
        <draw:line draw:style-name="gr8" draw:text-style-name="P4" draw:layer="layout" svg:x1="17.82cm" svg:y1="18.025cm" svg:x2="19.725cm" svg:y2="18.025cm">
          <text:p/>
        </draw:line>
        <draw:line draw:style-name="gr13" draw:text-style-name="P4" draw:layer="layout" svg:x1="22.26cm" svg:y1="15.64cm" svg:x2="25.281cm" svg:y2="15.64cm">
          <text:p/>
        </draw:line>
        <draw:frame draw:style-name="gr1" draw:text-style-name="P2" draw:layer="layout" svg:width="4.577cm" svg:height="3.578cm" svg:x="22.919cm" svg:y="1.279cm">
          <draw:text-box>
            <text:p text:style-name="P1"><text:span text:style-name="T1"></text:span></text:p>
            <text:p text:style-name="P1">Authentication</text:p>
          </draw:text-box>
        </draw:frame>
        <draw:line draw:style-name="gr8" draw:text-style-name="P4" draw:layer="layout" svg:x1="25.18cm" svg:y1="8.112cm" svg:x2="25.208cm" svg:y2="4.17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ont Awesome 5 Free Solid1" svg:font-family="'Font Awesome 5 Free Solid'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Font Awesome 5 Free Solid" svg:font-family="'Font Awesome 5 Free Soli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07T18:10:12.428823585</meta:creation-date>
    <dc:date>2019-12-17T06:20:48.654179380</dc:date>
    <meta:editing-duration>PT45M</meta:editing-duration>
    <meta:editing-cycles>8</meta:editing-cycles>
    <meta:generator>LibreOffice/6.3.3.2.0$Linux_X86_64 LibreOffice_project/30$Build-2</meta:generator>
    <meta:document-statistic meta:object-count="24"/>
  </office:meta>
</office:document-meta>
</file>